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8-18_18-31-16_000.mp4</text:p>
          </table:table-cell>
          <table:table-cell table:style-name="ce26" office:value-type="string">
            <text:p>:VIDEO / @自室 / 記録 / jap.flute / 演奏、play / R=1 / genre=melody:,for=,file-piece-id=~,memo=~,session=hour-18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VIDEO / @自室 / 記録 / jap.flute / 演奏、play / R=1 / genre=melody:,for=,file-piece-id=~,memo=~,session=hour-18,recording-id=~,other=~ / follow+">
            <text:p>:VIDEO / @自室 / 記録 / jap.flute / 演奏、play / R=1 / genre=melody:,for=,file-piece-id=~,memo=~,session=hour-18,recording-id=~,other=~ / follow+</text:p>
          </table:table-cell>
          <table:table-cell table:style-name="ce10" table:formula="of:=RIGHT([.B2];[.K2])" office:value-type="string" office:string-value="mp4">
            <text:p>mp4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8-18_18-32-23_000.mp4</text:p>
          </table:table-cell>
          <table:table-cell table:style-name="ce26" office:value-type="string">
            <text:p>:VIDEO / @自室 / 記録 / jap.flute / 演奏、play / R=2 / genre=melody:,for=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VIDEO / @自室 / 記録 / jap.flute / 演奏、play / R=2 / genre=melody:,for=,file-piece-id=~,memo=~,session=hour-18,recording-id=~,other=~ / follow+">
            <text:p>:VIDEO / @自室 / 記録 / jap.flute / 演奏、play / R=2 / genre=melody:,for=,file-piece-id=~,memo=~,session=hour-18,recording-id=~,other=~ / follow+</text:p>
          </table:table-cell>
          <table:table-cell table:style-name="ce10" table:formula="of:=RIGHT([.B3];[.K3])" office:value-type="string" office:string-value="mp4">
            <text:p>mp4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8-18_18-48-27_000.mp4</text:p>
          </table:table-cell>
          <table:table-cell table:style-name="ce26" office:value-type="string">
            <text:p>:VIDEO / @自室 / 記録 / jap.flute / 演奏、play / R=3 / genre=melody:,for=,file-piece-id=~,memo=~,session=hour-18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VIDEO / @自室 / 記録 / jap.flute / 演奏、play / R=3 / genre=melody:,for=,file-piece-id=~,memo=~,session=hour-18,recording-id=~,other=~ / follow+">
            <text:p>:VIDEO / @自室 / 記録 / jap.flute / 演奏、play / R=3 / genre=melody:,for=,file-piece-id=~,memo=~,session=hour-18,recording-id=~,other=~ / follow+</text:p>
          </table:table-cell>
          <table:table-cell table:style-name="ce10" table:formula="of:=RIGHT([.B4];[.K4])" office:value-type="string" office:string-value="mp4">
            <text:p>mp4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8-18_21-21-05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8-18_21-21-10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3-08-19_01-19-22_000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:PHOTO 寝た時刻 / 2023">
            <text:p>:m :PHOTO 寝た時刻 / 2023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8-19_07-40-25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:PHOTO 起きた時刻 / 2023">
            <text:p>:m :PHOTO 起きた時刻 / 2023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8-19_07-42-35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8-19_08-10-00_000.jpg</text:p>
          </table:table-cell>
          <table:table-cell table:style-name="ce26" office:value-type="string">
            <text:p>:m 記録 / 身体 / 全身像 / 顔 / 様子 / time=夜；occasion=朝。洗面ほか、終わり。部屋に戻ったところか。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記録 / 身体 / 全身像 / 顔 / 様子 / time=夜；occasion=朝。洗面ほか、終わり。部屋に戻ったところか。">
            <text:p>:m 記録 / 身体 / 全身像 / 顔 / 様子 / time=夜；occasion=朝。洗面ほか、終わり。部屋に戻ったところか。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 office:value-type="string">
            <text:p>2023-08-19_08-10-03_000.jpg</text:p>
          </table:table-cell>
          <table:table-cell table:style-name="ce26" office:value-type="string">
            <text:p>:PHOTO 記録 / subject=キャン・ドゥで買ったもの：カバー：スマホ用。 / location=~ / content=保護用のカバー。,for=~,other=商品。オモテ面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 / subject=キャン・ドゥで買ったもの：カバー：スマホ用。 / location=~ / content=保護用のカバー。,for=~,other=商品。オモテ面">
            <text:p>:PHOTO 記録 / subject=キャン・ドゥで買ったもの：カバー：スマホ用。 / location=~ / content=保護用のカバー。,for=~,other=商品。オモテ面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17" office:value-type="string">
            <text:p>2023-08-19_08-10-08_000.jpg</text:p>
          </table:table-cell>
          <table:table-cell table:style-name="ce26" office:value-type="string">
            <text:p>:PHOTO 記録 / subject=キャン・ドゥで買ったもの：カバー：スマホ用。 / location=~ / content=保護用のカバー。,for=~,other=商品。ウラ面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 / subject=キャン・ドゥで買ったもの：カバー：スマホ用。 / location=~ / content=保護用のカバー。,for=~,other=商品。ウラ面">
            <text:p>:PHOTO 記録 / subject=キャン・ドゥで買ったもの：カバー：スマホ用。 / location=~ / content=保護用のカバー。,for=~,other=商品。ウラ面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8-19_11-21-31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食べた物 ">
            <text:p>:m 食べた物 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3">
            <text:p>13</text:p>
          </table:table-cell>
          <table:table-cell table:style-name="ce17" office:value-type="string">
            <text:p>2023-08-19_13-17-32_000.jpg</text:p>
          </table:table-cell>
          <table:table-cell table:style-name="ce26" office:value-type="string">
            <text:p>:m 1*1 RES / JVEMV6 64#337_choo_isazawa / 『１日３分　腸もみ健康法』 著者=砂沢佚枝,校注=~ / p.37 / w:~,topic:~,other=ページ撮影</text:p>
          </table:table-cell>
          <table:table-cell table:style-name="ce43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1*1 RES / JVEMV6 64#337_choo_isazawa / 『１日３分　腸もみ健康法』 著者=砂沢佚枝,校注=~ / p.37 / w:~,topic:~,other=ページ撮影">
            <text:p>:m 1*1 RES / JVEMV6 64#337_choo_isazawa / 『１日３分　腸もみ健康法』 著者=砂沢佚枝,校注=~ / p.37 / w:~,topic:~,other=ページ撮影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17" office:value-type="string">
            <text:p>2023-08-19_16-27-51_000.jpg</text:p>
          </table:table-cell>
          <table:table-cell table:style-name="ce26" office:value-type="string">
            <text:p>:PHOTO 記録 / subject=名刺。都筑教会（旧称、鷺沼教会） / location=撮影：自宅、１階。洋間。 / content=裏面。,for=~,other=お母さんが所持のもの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 / subject=名刺。都筑教会（旧称、鷺沼教会） / location=撮影：自宅、１階。洋間。 / content=裏面。,for=~,other=お母さんが所持のもの。">
            <text:p>:PHOTO 記録 / subject=名刺。都筑教会（旧称、鷺沼教会） / location=撮影：自宅、１階。洋間。 / content=裏面。,for=~,other=お母さんが所持のもの。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8-19_16-28-02_000.jpg</text:p>
          </table:table-cell>
          <table:table-cell table:style-name="ce26" office:value-type="string">
            <text:p>:PHOTO 記録 / subject=名刺。都筑教会（旧称、鷺沼教会） / location=撮影：自宅、１階。洋間。 / content=表面。,for=~,other=お母さんが所持のもの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PHOTO 記録 / subject=名刺。都筑教会（旧称、鷺沼教会） / location=撮影：自宅、１階。洋間。 / content=表面。,for=~,other=お母さんが所持のもの。">
            <text:p>:PHOTO 記録 / subject=名刺。都筑教会（旧称、鷺沼教会） / location=撮影：自宅、１階。洋間。 / content=表面。,for=~,other=お母さんが所持のもの。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7]=&quot;&quot;;[.C19];CONCATENATE([.C19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9">2023/08/19</text:date>, <text:time>17:48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19T17:48:47.21</dc:date>
    <dc:creator>岩淵 謙</dc:creator>
    <meta:editing-duration>P58DT9H7M12S</meta:editing-duration>
    <meta:editing-cycles>19525</meta:editing-cycles>
    <meta:document-statistic meta:table-count="2" meta:cell-count="924" meta:object-count="0"/>
    <meta:user-defined meta:name="qrichtext">1</meta:user-defined>
  </office:meta>
</office:document-meta>
</file>